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 New" fo:font-size="12pt" fo:font-weight="bold" officeooo:rsid="001d6c66" officeooo:paragraph-rsid="001d6c66" style:font-size-asian="12pt" style:font-weight-asian="bold" style:font-size-complex="12pt" style:font-weight-complex="bold"/>
    </style:style>
    <style:style style:name="P2" style:family="paragraph" style:parent-style-name="Standard">
      <style:text-properties style:use-window-font-color="true" style:font-name="Courier New" fo:font-size="12pt" fo:font-weight="bold" officeooo:rsid="0022c758" officeooo:paragraph-rsid="0022c758" fo:background-color="#000000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paragraph-properties fo:margin-top="0cm" fo:margin-bottom="1.6cm" loext:contextual-spacing="false" style:writing-mode="page"/>
      <style:text-properties officeooo:rsid="0022c758" officeooo:paragraph-rsid="0022c758"/>
    </style:style>
    <style:style style:name="P4" style:family="paragraph" style:parent-style-name="Standard" style:list-style-name="L1">
      <style:paragraph-properties fo:margin-top="0cm" fo:margin-bottom="1.6cm" loext:contextual-spacing="false" style:writing-mode="page"/>
      <style:text-properties officeooo:rsid="0022c758" officeooo:paragraph-rsid="002c605d"/>
    </style:style>
    <style:style style:name="P5" style:family="paragraph" style:parent-style-name="Standard" style:list-style-name="L1">
      <style:paragraph-properties fo:margin-top="0cm" fo:margin-bottom="1.6cm" loext:contextual-spacing="false" style:writing-mode="page"/>
      <style:text-properties officeooo:rsid="0024b5e6" officeooo:paragraph-rsid="0024b5e6"/>
    </style:style>
    <style:style style:name="P6" style:family="paragraph" style:parent-style-name="Standard" style:list-style-name="L1">
      <style:paragraph-properties fo:margin-top="0cm" fo:margin-bottom="1.6cm" loext:contextual-spacing="false" style:writing-mode="page"/>
      <style:text-properties officeooo:rsid="00271a5c" officeooo:paragraph-rsid="00271a5c"/>
    </style:style>
    <style:style style:name="T1" style:family="text"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Courier New" fo:font-size="12pt" fo:font-weight="bold" officeooo:rsid="0022c758" style:font-size-asian="12pt" style:font-weight-asian="bold" style:font-size-complex="12pt" style:font-weight-complex="bold"/>
    </style:style>
    <style:style style:name="T3" style:family="text">
      <style:text-properties fo:color="#000000" style:font-name="Courier New" fo:font-size="12pt" fo:font-weight="bold" officeooo:rsid="00279efe" style:font-size-asian="12pt" style:font-weight-asian="bold" style:font-size-complex="12pt" style:font-weight-complex="bold"/>
    </style:style>
    <style:style style:name="T4" style:family="text">
      <style:text-properties fo:color="#000000" style:font-name="Courier New" fo:font-size="12pt" fo:font-weight="bold" officeooo:rsid="0029f338" style:font-size-asian="12pt" style:font-weight-asian="bold" style:font-size-complex="12pt" style:font-weight-complex="bold"/>
    </style:style>
    <style:style style:name="T5" style:family="text">
      <style:text-properties fo:color="#000000" style:font-name="Courier New" fo:font-size="12pt" fo:font-weight="bold" officeooo:rsid="002a8aa8" style:font-size-asian="12pt" style:font-weight-asian="bold" style:font-size-complex="12pt" style:font-weight-complex="bold"/>
    </style:style>
    <style:style style:name="T6" style:family="text">
      <style:text-properties fo:color="#000000" style:font-name="Courier New" fo:font-size="12pt" fo:font-weight="bold" officeooo:rsid="002b0a53" style:font-size-asian="12pt" style:font-weight-asian="bold" style:font-size-complex="12pt" style:font-weight-complex="bold"/>
    </style:style>
    <style:style style:name="T7" style:family="text">
      <style:text-properties fo:color="#000000" style:font-name="Courier New" fo:font-size="12pt" fo:font-weight="bold" officeooo:rsid="002746aa" style:font-size-asian="12pt" style:font-weight-asian="bold" style:font-size-complex="12pt" style:font-weight-complex="bold"/>
    </style:style>
    <style:style style:name="T8" style:family="text">
      <style:text-properties fo:color="#000000" style:text-position="super 58%" style:font-name="Courier New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ce181e" style:font-name="Courier New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ce181e" style:font-name="Courier New" fo:font-size="12pt" fo:font-weight="bold" officeooo:rsid="0029f338" style:font-size-asian="12pt" style:font-weight-asian="bold" style:font-size-complex="12pt" style:font-weight-complex="bold"/>
    </style:style>
    <style:style style:name="T11" style:family="text">
      <style:text-properties fo:color="#ce181e" style:font-name="Courier New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variant="normal" fo:text-transform="none" fo:color="#000000" style:font-name="Courier New" fo:font-size="12pt" fo:letter-spacing="normal" fo:font-style="normal" fo:font-weight="bold" officeooo:rsid="002746aa" style:font-size-asian="12pt" style:font-weight-asian="bold" style:font-size-complex="12pt" style:font-weight-complex="bold"/>
    </style:style>
    <style:style style:name="T13" style:family="text">
      <style:text-properties officeooo:rsid="002fb8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zwiąż następujące zadania pisząc program <text:span text:style-name="T13">w Pythonie</text:span>.</text:p>
      <text:p text:style-name="P1"/>
      <text:p text:style-name="P1"/>
      <text:list xml:id="list2914596306" text:style-name="L1">
        <text:list-item>
          <text:p text:style-name="P6"><text:span text:style-name="T2">M</text:span><text:span text:style-name="T1">ikołaj chce zbudować jak największe biurko. Blat biurka, </text:span><text:span text:style-name="T3">czyli jego pole, </text:span><text:span text:style-name="T1">może zająć 11900cm</text:span><text:span text:style-name="T8">2</text:span><text:span text:style-name="T1">, a krótszy bok </text:span><text:span text:style-name="T3">musi mieć </text:span><text:span text:style-name="T1">70cm. Oblicz maksymalną długość blatu.<text:line-break/><text:line-break/></text:span><text:span text:style-name="T10">Wzór na pole: Pole = dłuższy bok * krótszy bok</text:span><text:span text:style-name="T4"><text:line-break/><text:line-break/></text:span><text:span text:style-name="T5">Wyświetl na ekranie 11900 znaków kropki.</text:span></text:p>
        </text:list-item>
        <text:list-item>
          <text:p text:style-name="P3"><text:span text:style-name="T1">Oblicz pole i obwód pokoju o wymiarach: 12.5m na 16.7m.</text:span></text:p>
        </text:list-item>
        <text:list-item>
          <text:p text:style-name="P4"><text:span text:style-name="T1">Napisz program, który będzie konwertował wartość temperatury wyrażoną w stopniach Fahrenheita na wartość w stopniach Celsjusza. Wzór wygląda tak:<text:line-break/><text:line-break/></text:span><text:span text:style-name="T9">Celsjusz = 5/9 * (Fahreheit – 32)</text:span><text:span text:style-name="T1"><text:line-break/><text:line-break/></text:span><text:span text:style-name="T7">Jaka to temperatura: 77</text:span><text:span text:style-name="T12">°F ?</text:span><text:span text:style-name="T1"><text:line-break/>Podpowiedź: uważaj na pułapkę związaną z dzieleniem liczb całkowitych!</text:span></text:p>
        </text:list-item>
        <text:list-item>
          <text:p text:style-name="P5"><text:span text:style-name="T1">Czy wiesz, jak długo będzie trwała podróż samochodem do określonego miejsca?<text:line-break/>Wzór brzmi:<text:line-break/><text:line-break/></text:span><text:span text:style-name="T11">Czas podróży jest równy odległości podzielonej przez prędkość</text:span><text:span text:style-name="T1"><text:line-break/><text:line-break/>Stwórz program, który obliczy, ile czasu zajmuje pokonanie 200km z prędkością równą 80km/h, a następnie wyświetl</text:span><text:span text:style-name="T6">i</text:span><text:span text:style-name="T1"> wynik.<text:line-break/></text:span><text:span text:style-name="T6">Czy dasz radę wyświetlić wynik w minutach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Kaczor</meta:initial-creator>
    <meta:creation-date>2017-11-01T10:34:22.127343000</meta:creation-date>
    <dc:date>2017-11-05T11:35:27.509484000</dc:date>
    <dc:creator>Paweł Kaczor</dc:creator>
    <meta:editing-duration>PT1H50M17S</meta:editing-duration>
    <meta:editing-cycles>33</meta:editing-cycles>
    <meta:generator>LibreOffice/5.4.1.2$MacOSX_X86_64 LibreOffice_project/ea7cb86e6eeb2bf3a5af73a8f7777ac570321527</meta:generator>
    <meta:printed-by>Paweł Kaczor</meta:printed-by>
    <meta:print-date>2017-11-05T10:40:46.799389000</meta:print-date>
    <meta:document-statistic meta:table-count="0" meta:image-count="0" meta:object-count="0" meta:page-count="1" meta:paragraph-count="5" meta:word-count="145" meta:character-count="961" meta:non-whitespace-character-count="818"/>
  </office:meta>
</office:document-meta>
</file>